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4.496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1.48cm"/>
    </style:style>
    <style:style style:name="co32" style:family="table-column">
      <style:table-column-properties fo:break-before="auto" style:column-width="1.854cm"/>
    </style:style>
    <style:style style:name="co33" style:family="table-column">
      <style:table-column-properties fo:break-before="auto" style:column-width="1.829cm"/>
    </style:style>
    <style:style style:name="co34" style:family="table-column">
      <style:table-column-properties fo:break-before="auto" style:column-width="1.56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4.002cm"/>
    </style:style>
    <style:style style:name="co47" style:family="table-column">
      <style:table-column-properties fo:break-before="auto" style:column-width="4.135cm"/>
    </style:style>
    <style:style style:name="co48" style:family="table-column">
      <style:table-column-properties fo:break-before="auto" style:column-width="0.947cm"/>
    </style:style>
    <style:style style:name="co49" style:family="table-column">
      <style:table-column-properties fo:break-before="auto" style:column-width="1.446cm"/>
    </style:style>
    <style:style style:name="co50" style:family="table-column">
      <style:table-column-properties fo:break-before="auto" style:column-width="15.18cm"/>
    </style:style>
    <style:style style:name="co51" style:family="table-column">
      <style:table-column-properties fo:break-before="auto" style:column-width="4.17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1.198cm"/>
    </style:style>
    <style:style style:name="co54" style:family="table-column">
      <style:table-column-properties fo:break-before="auto" style:column-width="0.626cm"/>
    </style:style>
    <style:style style:name="co55" style:family="table-column">
      <style:table-column-properties fo:break-before="auto" style:column-width="3.84cm"/>
    </style:style>
    <style:style style:name="co56" style:family="table-column">
      <style:table-column-properties fo:break-before="auto" style:column-width="3.076cm"/>
    </style:style>
    <style:style style:name="co57" style:family="table-column">
      <style:table-column-properties fo:break-before="auto" style:column-width="3.985cm"/>
    </style:style>
    <style:style style:name="co58" style:family="table-column">
      <style:table-column-properties fo:break-before="auto" style:column-width="0.953cm"/>
    </style:style>
    <style:style style:name="co59" style:family="table-column">
      <style:table-column-properties fo:break-before="auto" style:column-width="3.113cm"/>
    </style:style>
    <style:style style:name="co60" style:family="table-column">
      <style:table-column-properties fo:break-before="auto" style:column-width="6.128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6.082cm"/>
    </style:style>
    <style:style style:name="co63" style:family="table-column">
      <style:table-column-properties fo:break-before="auto" style:column-width="2.464cm"/>
    </style:style>
    <style:style style:name="co64" style:family="table-column">
      <style:table-column-properties fo:break-before="auto" style:column-width="26.658cm"/>
    </style:style>
    <style:style style:name="co65" style:family="table-column">
      <style:table-column-properties fo:break-before="auto" style:column-width="27.531cm"/>
    </style:style>
    <style:style style:name="co66" style:family="table-column">
      <style:table-column-properties fo:break-before="auto" style:column-width="1.554cm"/>
    </style:style>
    <style:style style:name="co67" style:family="table-column">
      <style:table-column-properties fo:break-before="auto" style:column-width="2.08cm"/>
    </style:style>
    <style:style style:name="co68" style:family="table-column">
      <style:table-column-properties fo:break-before="auto" style:column-width="1.954cm"/>
    </style:style>
    <style:style style:name="co69" style:family="table-column">
      <style:table-column-properties fo:break-before="auto" style:column-width="1.386cm"/>
    </style:style>
    <style:style style:name="co70" style:family="table-column">
      <style:table-column-properties fo:break-before="auto" style:column-width="1.928cm"/>
    </style:style>
    <style:style style:name="co71" style:family="table-column">
      <style:table-column-properties fo:break-before="auto" style:column-width="1.365cm"/>
    </style:style>
    <style:style style:name="co72" style:family="table-column">
      <style:table-column-properties fo:break-before="auto" style:column-width="0.97cm"/>
    </style:style>
    <style:style style:name="co73" style:family="table-column">
      <style:table-column-properties fo:break-before="auto" style:column-width="5.101cm"/>
    </style:style>
    <style:style style:name="co74" style:family="table-column">
      <style:table-column-properties fo:break-before="auto" style:column-width="3.304cm"/>
    </style:style>
    <style:style style:name="co75" style:family="table-column">
      <style:table-column-properties fo:break-before="auto" style:column-width="1.284cm"/>
    </style:style>
    <style:style style:name="co76" style:family="table-column">
      <style:table-column-properties fo:break-before="auto" style:column-width="1.831cm"/>
    </style:style>
    <style:style style:name="co77" style:family="table-column">
      <style:table-column-properties fo:break-before="auto" style:column-width="1.713cm"/>
    </style:style>
    <style:style style:name="co78" style:family="table-column">
      <style:table-column-properties fo:break-before="auto" style:column-width="2.286cm"/>
    </style:style>
    <style:style style:name="co79" style:family="table-column">
      <style:table-column-properties fo:break-before="auto" style:column-width="3.052cm"/>
    </style:style>
    <style:style style:name="co8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3.12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1.187cm" fo:break-before="auto" style:use-optimal-row-height="true"/>
    </style:style>
    <style:style style:name="ro24" style:family="table-row">
      <style:table-row-properties style:row-height="2.434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737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28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98" style:family="table-cell" style:parent-style-name="Default">
      <style:text-properties style:font-name="Avenir" fo:font-style="normal" style:font-style-asian="normal" style:font-style-complex="normal"/>
    </style:style>
    <style:style style:name="ce4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0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8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19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0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1" fo:font-weight="bold"/>
    </style:style>
    <style:style style:name="ce122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1" fo:font-weight="normal"/>
    </style:style>
    <style:style style:name="ce12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1" fo:font-weight="bold"/>
    </style:style>
    <style:style style:name="ce12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231" style:family="table-cell" style:parent-style-name="Default">
      <style:text-properties style:font-name="Avenir1" fo:font-weight="normal"/>
    </style:style>
    <style:style style:name="ce1414" style:family="table-cell" style:parent-style-name="Default">
      <style:text-properties style:font-name="Avenir1" fo:font-weight="normal" style:font-weight-asian="normal" style:font-weight-complex="normal"/>
    </style:style>
    <style:style style:name="ce1416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3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5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4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7pt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9" style:family="text">
      <style:text-properties style:font-name="Avenir1"/>
    </style:style>
    <style:style style:name="T2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base-cell-address="Alapértékek.I66">
          <table:error-message table:message-type="stop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9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1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1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3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Tartalék.A25">
          <table:help-message table:display="true"/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1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3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5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2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7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9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6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8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1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1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Pusztítás</text:p>
          </table:table-cell>
          <table:covered-table-cell table:style-name="ce239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8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11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7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7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71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71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5" table:content-validation-name="val56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71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8">Nyelvismeret – [</text:span><text:span text:style-name="T9">x. nyelv</text:span><text:span text:style-name="T10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66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2"/>
          <table:table-cell table:style-name="ce253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2"/>
          <table:table-cell table:style-name="ce253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8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9" table:content-validation-name="val81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office:value-type="float" office:value="0" calcext:value-type="float">
            <text:p>0</text:p>
          </table:table-cell>
          <table:table-cell table:style-name="ce244" table:content-validation-name="val81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9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3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19]+[.J19]" office:value-type="float" office:value="0" calcext:value-type="float">
            <text:p>0</text:p>
          </table:table-cell>
          <table:table-cell table:style-name="ce244" table:content-validation-name="val81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3" office:value-type="float" office:value="5" calcext:value-type="float">
            <text:p>5</text:p>
          </table:table-cell>
          <table:table-cell table:style-name="ce99" table:content-validation-name="val74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20]+[.J20]" office:value-type="float" office:value="0" calcext:value-type="float">
            <text:p>0</text:p>
          </table:table-cell>
          <table:table-cell table:style-name="ce244" table:content-validation-name="val81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table:content-validation-name="val70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288"/>
          <table:table-cell table:style-name="ce121" table:content-validation-name="val73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9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7" table:formula="of:=[.I21]+[.J21]" office:value-type="float" office:value="0" calcext:value-type="float">
            <text:p>0</text:p>
          </table:table-cell>
          <table:table-cell table:style-name="ce244" table:content-validation-name="val81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7" table:content-validation-name="val71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288"/>
          <table:table-cell table:style-name="ce121" table:content-validation-name="val73" office:value-type="float" office:value="1" calcext:value-type="float">
            <text:p>1</text:p>
          </table:table-cell>
          <table:table-cell table:style-name="ce99" table:content-validation-name="val76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80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7" office:value-type="float" office:value="0" calcext:value-type="float">
            <text:p>0</text:p>
          </table:table-cell>
          <table:table-cell table:style-name="ce428" table:content-validation-name="val81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1"/>
          <table:table-cell table:style-name="ce361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1"/>
          <table:table-cell table:style-name="ce36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1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1">saját város</text:span>: 3.fok<text:span text:style-name="T12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498"/>
        <table:table-column table:style-name="co24" table:default-cell-style-name="ce498"/>
        <table:table-column table:style-name="co25" table:default-cell-style-name="ce498"/>
        <table:table-column table:style-name="co26" table:default-cell-style-name="ce498"/>
        <table:table-column table:style-name="co27" table:number-columns-repeated="2" table:default-cell-style-name="ce498"/>
        <table:table-column table:style-name="co28" table:number-columns-repeated="3" table:default-cell-style-name="ce498"/>
        <table:table-column table:style-name="co29" table:default-cell-style-name="ce498"/>
        <table:table-column table:style-name="co30" table:default-cell-style-name="ce498"/>
        <table:table-column table:style-name="co31" table:default-cell-style-name="ce498"/>
        <table:table-column table:style-name="co30" table:default-cell-style-name="ce498"/>
        <table:table-column table:style-name="co31" table:default-cell-style-name="ce498"/>
        <table:table-column table:style-name="co32" table:default-cell-style-name="ce498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498"/>
        <table:table-column table:style-name="co12" table:number-columns-repeated="16128" table:default-cell-style-name="ce49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14"/>
          <table:covered-table-cell table:number-columns-repeated="5" table:style-name="ce505"/>
          <table:covered-table-cell table:number-columns-repeated="2" table:style-name="ce41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4">
          <table:table-cell table:style-name="ce414"/>
          <table:table-cell table:style-name="ce414" table:number-columns-spanned="6" table:number-rows-spanned="1"/>
          <table:covered-table-cell table:number-columns-repeated="5" table:style-name="ce414"/>
          <table:table-cell table:style-name="ce414" table:number-columns-repeated="8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499" table:content-validation-name="val9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99" table:content-validation-name="val112" office:value-type="string" calcext:value-type="string">
            <text:p>Módosítók</text:p>
          </table:table-cell>
          <table:table-cell table:style-name="ce499" table:content-validation-name="val119" office:value-type="string" calcext:value-type="string">
            <text:p>Összesen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Összesen felvett HM:</text:p>
          </table:table-cell>
          <table:covered-table-cell table:style-name="ce414"/>
          <table:table-cell table:style-name="ce790" table:content-validation-name="val139" table:formula="of:=SUM([.B5:.B6])" office:value-type="float" office:value="0" calcext:value-type="float">
            <text:p>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51" table:content-validation-name="val103" office:value-type="float" office:value="10" calcext:value-type="float">
            <text:p>10</text:p>
          </table:table-cell>
          <table:table-cell table:style-name="ce551" table:content-validation-name="val11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09" table:content-validation-name="val120" table:formula="of:=[.C4]+[.D4]" office:value-type="float" office:value="15" calcext:value-type="float">
            <text:p>15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Max felvehető HM:</text:p>
          </table:table-cell>
          <table:covered-table-cell table:style-name="ce414"/>
          <table:table-cell table:style-name="ce782" table:content-validation-name="val140" table:formula="of:=[KP_tablazat.K20]*[Alapértékek.D8]" office:value-type="float" office:value="30" calcext:value-type="float">
            <text:p>3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3" office:value-type="float" office:value="0" calcext:value-type="float">
            <text:p>0</text:p>
          </table:table-cell>
          <table:table-cell table:style-name="ce551" table:content-validation-name="val103" office:value-type="float" office:value="20" calcext:value-type="float">
            <text:p>20</text:p>
          </table:table-cell>
          <table:table-cell table:style-name="ce551" table:content-validation-name="val114" table:formula="of:=2*([Alapértékek.$C$18]+[Alapértékek.$C$20]+[Alapértékek.$C$21])" office:value-type="float" office:value="0" calcext:value-type="float">
            <text:p>0</text:p>
          </table:table-cell>
          <table:table-cell table:style-name="ce609" table:content-validation-name="val121" table:formula="of:=[.C5]+[.B5]+[.D5]" office:value-type="float" office:value="20" calcext:value-type="float">
            <text:p>20</text:p>
          </table:table-cell>
          <table:table-cell table:style-name="ce414" table:number-columns-repeated="5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3" office:value-type="float" office:value="0" calcext:value-type="float">
            <text:p>0</text:p>
          </table:table-cell>
          <table:table-cell table:style-name="ce551" table:content-validation-name="val103" office:value-type="float" office:value="120" calcext:value-type="float">
            <text:p>120</text:p>
          </table:table-cell>
          <table:table-cell table:style-name="ce551" table:content-validation-name="val115" table:formula="of:=2*([Alapértékek.$C$20]+[Alapértékek.$C$21])" office:value-type="float" office:value="0" calcext:value-type="float">
            <text:p>0</text:p>
          </table:table-cell>
          <table:table-cell table:style-name="ce609" table:content-validation-name="val122" table:formula="of:=[.C6]+[.B6]+[.D6]" office:value-type="float" office:value="120" calcext:value-type="float">
            <text:p>120</text:p>
          </table:table-cell>
          <table:table-cell table:style-name="ce414" table:number-columns-repeated="5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6">
          <table:table-cell table:style-name="ce414" table:number-columns-repeated="6"/>
          <table:table-cell table:style-name="ce577" office:value-type="string" calcext:value-type="string" table:number-columns-spanned="2" table:number-rows-spanned="1">
            <text:p>Össz felvett CM:</text:p>
          </table:table-cell>
          <table:covered-table-cell table:style-name="ce414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14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4" office:value-type="float" office:value="0" calcext:value-type="float">
            <text:p>0</text:p>
          </table:table-cell>
          <table:table-cell table:style-name="ce551" table:content-validation-name="val104" table:formula="of:=[KP_tablazat.K17]" office:value-type="float" office:value="-30" calcext:value-type="float">
            <text:p>-30</text:p>
          </table:table-cell>
          <table:table-cell table:style-name="ce507" table:content-validation-name="val116" table:formula="of:=2*[Alapértékek.C24]" office:value-type="float" office:value="0" calcext:value-type="float">
            <text:p>0</text:p>
          </table:table-cell>
          <table:table-cell table:style-name="ce609" table:content-validation-name="val123" table:formula="of:=[.C8]+[.B8]+[.D8]" office:value-type="float" office:value="-30" calcext:value-type="float">
            <text:p>-30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Max felvehető CM:</text:p>
          </table:table-cell>
          <table:covered-table-cell table:style-name="ce414"/>
          <table:table-cell table:style-name="ce782" table:content-validation-name="val141" table:formula="of:=[KP_tablazat.K23]*[Alapértékek.$D$8]" office:value-type="float" office:value="20" calcext:value-type="float">
            <text:p>2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14" table:number-columns-spanned="9" table:number-rows-spanned="1"/>
          <table:covered-table-cell table:number-columns-repeated="5" table:style-name="ce505"/>
          <table:covered-table-cell table:number-columns-repeated="3" table:style-name="ce41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14"/>
          <table:table-cell table:style-name="ce577" office:value-type="string" calcext:value-type="string">
            <text:p>KP HM-re:</text:p>
          </table:table-cell>
          <table:table-cell table:style-name="ce658" table:content-validation-name="val124" table:formula="of:=[.I3]*[KP_tablazat.K19]+[.I7]*[KP_tablazat.K22]" office:value-type="float" office:value="0" calcext:value-type="float">
            <text:p>0 KP</text:p>
          </table:table-cell>
          <table:table-cell table:style-name="ce414"/>
          <table:table-cell table:style-name="ce577" office:value-type="string" calcext:value-type="string" table:number-columns-spanned="2" table:number-rows-spanned="1">
            <text:p>Átlag HM</text:p>
          </table:table-cell>
          <table:covered-table-cell table:style-name="ce414"/>
          <table:table-cell table:style-name="ce793" table:content-validation-name="val142" table:formula="of:=(([.I3]+[.I7])/[Alapértékek.D8])" office:value-type="float" office:value="0" calcext:value-type="float">
            <text:p>0 HM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840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14"/>
          <table:table-cell/>
          <table:table-cell table:style-name="ce414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53" table:content-validation-name="val10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28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5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8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5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8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Pusztítás</text:p>
          </table:table-cell>
          <table:covered-table-cell table:style-name="ce508"/>
          <table:table-cell table:style-name="ce579" table:content-validation-name="val105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8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5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8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5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5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5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5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8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14" table:number-columns-repeated="2"/>
          <table:table-cell table:number-columns-repeated="2"/>
          <table:table-cell table:style-name="ce414" table:number-columns-repeated="2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9">
          <table:table-cell table:style-name="ce425" table:number-columns-spanned="9" table:number-rows-spanned="1"/>
          <table:covered-table-cell table:number-columns-repeated="7" table:style-name="ce425"/>
          <table:covered-table-cell table:style-name="ce798"/>
          <table:table-cell table:style-name="ce42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3"/>
          <table:covered-table-cell table:number-columns-repeated="5" table:style-name="ce580"/>
          <table:covered-table-cell table:style-name="ce513"/>
          <table:covered-table-cell table:style-name="ce69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9" table:content-validation-name="val52" office:value-type="string" calcext:value-type="string">
            <text:p>Fegyver</text:p>
          </table:table-cell>
          <table:table-cell table:style-name="ce514" table:content-validation-name="val52" office:value-type="string" calcext:value-type="string">
            <text:p>Sebesség</text:p>
          </table:table-cell>
          <table:table-cell table:style-name="ce561" table:content-validation-name="val10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1" office:value-type="string" calcext:value-type="string">
            <text:p>SP</text:p>
          </table:table-cell>
          <table:table-cell table:style-name="ce561" office:value-type="string" calcext:value-type="string" table:number-columns-spanned="2" table:number-rows-spanned="1">
            <text:p>Komment</text:p>
          </table:table-cell>
          <table:covered-table-cell table:style-name="ce516"/>
          <table:table-cell table:style-name="ce425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2" table:content-validation-name="val82" office:value-type="string" calcext:value-type="string">
            <text:p>Puszta kéz</text:p>
          </table:table-cell>
          <table:table-cell table:style-name="ce512" table:content-validation-name="val95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29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05"/>
          <table:table-cell table:style-name="ce505" table:number-columns-repeated="4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19"/>
          <table:covered-table-cell table:number-columns-repeated="2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0">
          <table:table-cell table:style-name="ce443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3" office:value-type="string" calcext:value-type="string">
            <text:p><text:s/>__</text:p>
          </table:table-cell>
          <table:table-cell table:style-name="ce512" table:content-validation-name="val95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1" table:formula="of:=[$KP_tablazat.$K$36]" office:value-type="float" office:value="0" calcext:value-type="float">
            <text:p>0</text:p>
          </table:table-cell>
          <table:table-cell table:style-name="ce444" table:number-columns-spanned="2" table:number-rows-spanned="1"/>
          <table:covered-table-cell table:style-name="ce444"/>
          <table:table-cell table:style-name="ce835"/>
          <table:table-cell table:style-name="ce919"/>
          <table:table-cell table:style-name="ce849"/>
          <table:table-cell table:number-columns-repeated="2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16"/>
          <table:table-cell table:style-name="ce425"/>
          <table:table-cell table:style-name="ce840"/>
          <table:table-cell table:style-name="ce414"/>
          <table:table-cell/>
          <table:table-cell table:style-name="ce840"/>
          <table:table-cell table:style-name="ce505" table:number-columns-repeated="2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39" table:content-validation-name="val84" office:value-type="string" calcext:value-type="string">
            <text:p>Távolsági fegyver</text:p>
          </table:table-cell>
          <table:table-cell table:style-name="ce514" table:content-validation-name="val52" office:value-type="string" calcext:value-type="string">
            <text:p>Sebesség</text:p>
          </table:table-cell>
          <table:table-cell table:style-name="ce561" table:content-validation-name="val10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1" office:value-type="string" calcext:value-type="string">
            <text:p>SP</text:p>
          </table:table-cell>
          <table:table-cell table:style-name="ce561" office:value-type="string" calcext:value-type="string" table:number-columns-spanned="2" table:number-rows-spanned="1">
            <text:p>Hatótáv + Komment</text:p>
          </table:table-cell>
          <table:covered-table-cell table:style-name="ce516"/>
          <table:table-cell table:style-name="ce425"/>
          <table:table-cell table:style-name="ce840"/>
          <table:table-cell table:style-name="ce851"/>
          <table:table-cell/>
          <table:table-cell table:style-name="ce840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">
          <table:table-cell table:style-name="ce441" table:content-validation-name="val85" office:value-type="string" calcext:value-type="string">
            <text:p><text:s/>__</text:p>
          </table:table-cell>
          <table:table-cell table:style-name="ce512" table:content-validation-name="val95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3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0">
          <table:table-cell table:style-name="ce443" table:content-validation-name="val86" office:value-type="string" calcext:value-type="string">
            <text:p><text:s/>__</text:p>
          </table:table-cell>
          <table:table-cell table:style-name="ce512" table:content-validation-name="val95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7" office:value-type="float" office:value="0" calcext:value-type="float">
            <text:p>0</text:p>
          </table:table-cell>
          <table:table-cell table:style-name="ce564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4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4" table:content-validation-name="val132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1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05"/>
          <table:covered-table-cell/>
          <table:covered-table-cell table:style-name="ce414"/>
          <table:covered-table-cell table:style-name="ce794"/>
          <table:table-cell table:style-name="ce414" table:number-columns-repeated="2"/>
          <table:table-cell table:style-name="ce853"/>
          <table:table-cell table:style-name="ce414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14"/>
          <table:table-cell table:style-name="ce505"/>
          <table:table-cell table:style-name="ce849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2">
          <table:table-cell table:style-name="ce451" table:content-validation-name="val87" office:value-type="string" calcext:value-type="string" table:number-columns-spanned="2" table:number-rows-spanned="1">
            <text:p>Fegyver<text:span text:style-name="T13"> (harcmodor)</text:span></text:p>
          </table:table-cell>
          <table:covered-table-cell table:style-name="ce513" table:content-validation-name="val96"/>
          <table:table-cell table:style-name="ce514" table:content-validation-name="val10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6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14"/>
          <table:table-cell table:style-name="ce414"/>
          <table:table-cell table:style-name="ce505" table:content-validation-name="val52"/>
          <table:table-cell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2" table:content-validation-name="val8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6"/>
          <table:table-cell table:style-name="ce564" table:content-validation-name="val10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3" table:formula="of:=[.G25]" office:value-type="string" office:string-value="-5 Z" calcext:value-type="string">
            <text:p>-5 Z</text:p>
          </table:table-cell>
          <table:table-cell table:style-name="ce748" table:content-validation-name="val8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14"/>
          <table:table-cell table:style-name="ce843"/>
          <table:table-cell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9"/>
          <table:table-cell table:style-name="ce564" table:content-validation-name="val10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14"/>
          <table:table-cell table:style-name="ce846"/>
          <table:table-cell table:style-name="ce855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7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6"/>
          <table:table-cell table:style-name="ce849"/>
          <table:table-cell table:style-name="ce414" table:number-columns-repeated="2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8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3"/>
          <table:table-cell table:number-columns-repeated="3"/>
          <table:table-cell table:style-name="ce849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30" table:formula="of:=[.G29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799"/>
          <table:table-cell table:style-name="ce414"/>
          <table:table-cell table:style-name="ce846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3" table:content-validation-name="val8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9"/>
          <table:table-cell table:style-name="ce564" table:content-validation-name="val10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1" table:content-validation-name="val130" table:formula="of:=[.G30]" office:value-type="string" office:string-value="N/A" calcext:value-type="string">
            <text:p>N/A</text:p>
          </table:table-cell>
          <table:table-cell table:style-name="ce748" table:number-columns-spanned="2" table:number-rows-spanned="1"/>
          <table:covered-table-cell table:style-name="ce803"/>
          <table:table-cell table:style-name="ce414"/>
          <table:table-cell table:style-name="ce848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4" table:content-validation-name="val8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9"/>
          <table:table-cell table:style-name="ce586" table:content-validation-name="val10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14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5" table:content-validation-name="val89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9"/>
          <table:table-cell table:style-name="ce587" table:content-validation-name="val10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14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5" table:formula="of:=ROUNDDOWN([Alapértékek.$J$29]*[Alapértékek.$D$35]*0.5)" office:value-type="float" office:value="0" calcext:value-type="float">
            <text:p>0</text:p>
          </table:table-cell>
          <table:table-cell table:style-name="ce705" table:number-columns-spanned="3" table:number-rows-spanned="1"/>
          <table:covered-table-cell table:number-columns-repeated="2" table:style-name="ce748"/>
          <table:table-cell table:style-name="ce414"/>
          <table:table-cell table:style-name="ce505"/>
          <table:table-cell table:style-name="ce849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05" table:content-validation-name="val134"/>
          <table:covered-table-cell table:style-name="ce748"/>
          <table:covered-table-cell table:style-name="ce414"/>
          <table:table-cell table:style-name="ce414"/>
          <table:table-cell table:style-name="ce50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14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0"/>
          <table:table-cell table:style-name="ce628" office:value-type="float" office:value="0" calcext:value-type="float">
            <text:p>0</text:p>
          </table:table-cell>
          <table:table-cell table:style-name="ce667" table:content-validation-name="val12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16"/>
          <table:table-cell table:style-name="ce414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14"/>
          <table:table-cell/>
          <table:table-cell table:style-name="ce931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25"/>
          <table:table-cell/>
          <table:table-cell table:style-name="ce861" table:content-validation-name="val147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7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7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7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34"/>
          <table:table-cell table:style-name="ce617" table:content-validation-name="val108" office:value-type="string" calcext:value-type="string">
            <text:p>Tám/kör</text:p>
          </table:table-cell>
          <table:table-cell table:style-name="ce617" office:value-type="string" calcext:value-type="string">
            <text:p>KÉ</text:p>
          </table:table-cell>
          <table:table-cell table:style-name="ce617" office:value-type="string" calcext:value-type="string">
            <text:p>TÉ</text:p>
          </table:table-cell>
          <table:table-cell table:style-name="ce61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2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2" table:content-validation-name="val90" office:value-type="string" calcext:value-type="string">
            <text:p>Elsődleges fegyver</text:p>
          </table:table-cell>
          <table:table-cell table:style-name="ce532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1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3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31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2" table:content-validation-name="val90" office:value-type="string" calcext:value-type="string">
            <text:p>Másodlagos fegyver</text:p>
          </table:table-cell>
          <table:table-cell table:style-name="ce532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31" table:content-validation-name="val147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4" table:content-validation-name="val147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4" table:content-validation-name="val147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7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16" table:number-columns-repeated="2"/>
          <table:table-cell table:style-name="ce633"/>
          <table:table-cell table:style-name="ce516"/>
          <table:table-cell table:style-name="ce633" table:number-columns-repeated="3"/>
          <table:table-cell table:style-name="ce810"/>
          <table:table-cell table:style-name="ce425"/>
          <table:table-cell/>
          <table:table-cell table:style-name="ce866" table:content-validation-name="val147" table:formula="of:=IF([.$B$53]&gt;0;[.L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M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N$55];[$KP_tablazat.$L$53])" office:value-type="float" office:value="-10" calcext:value-type="float">
            <text:p>-10</text:p>
          </table:table-cell>
          <table:table-cell table:style-name="ce955" table:content-validation-name="val147" table:formula="of:=IF([.$B$53]&gt;0;[.O$55];0)" office:value-type="float" office:value="0" calcext:value-type="float">
            <text:p>0</text:p>
          </table:table-cell>
          <table:table-cell table:style-name="ce955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1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51" table:content-validation-name="val81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51"/>
          <table:table-cell table:style-name="ce811" table:content-validation-name="val81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14"/>
          <table:table-cell table:style-name="ce633" table:number-columns-repeated="4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8" table:content-validation-name="val91" office:value-type="string" calcext:value-type="string">
            <text:p><text:s/>Páncél, vértezet</text:p>
          </table:table-cell>
          <table:table-cell table:style-name="ce534" table:number-columns-spanned="2" table:number-rows-spanned="1"/>
          <table:covered-table-cell table:style-name="ce534"/>
          <table:table-cell table:style-name="ce634" table:content-validation-name="val118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5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35" table:number-columns-spanned="2" table:number-rows-spanned="1"/>
          <table:covered-table-cell table:style-name="ce57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75" office:value-type="string" calcext:value-type="string">
            <text:p>Szúró</text:p>
          </table:table-cell>
          <table:table-cell table:style-name="ce57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25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35" table:content-validation-name="val102" table:number-columns-spanned="2" table:number-rows-spanned="1"/>
          <table:covered-table-cell table:style-name="ce575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414" table:number-columns-repeated="2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35" table:number-columns-spanned="2" table:number-rows-spanned="1"/>
          <table:covered-table-cell table:style-name="ce535"/>
          <table:table-cell table:style-name="ce638" office:value-type="string" calcext:value-type="string">
            <text:p>2x Erő</text:p>
          </table:table-cell>
          <table:table-cell table:style-name="ce685" table:content-validation-name="val81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35" table:number-columns-spanned="2" table:number-rows-spanned="1"/>
          <table:covered-table-cell table:style-name="ce535"/>
          <table:table-cell table:style-name="ce51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4" table:formula="of:=[$Alapértékek.D32]" office:value-type="float" office:value="0" calcext:value-type="float">
            <text:p>0. fok</text:p>
          </table:table-cell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35" table:number-columns-spanned="2" table:number-rows-spanned="1"/>
          <table:covered-table-cell table:style-name="ce535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55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55"/>
          <table:table-cell table:style-name="ce816" table:content-validation-name="val145" office:value-type="float" office:value="1" calcext:value-type="float">
            <text:p>1</text:p>
          </table:table-cell>
          <table:table-cell table:style-name="ce838"/>
          <table:table-cell table:style-name="ce414" table:number-columns-repeated="2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25"/>
          <table:covered-table-cell table:number-columns-repeated="3"/>
          <table:covered-table-cell table:style-name="ce425"/>
          <table:covered-table-cell table:style-name="ce798"/>
          <table:table-cell table:style-name="ce414" table:number-columns-repeated="3"/>
          <table:table-cell table:style-name="ce576" table:number-columns-repeated="3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14"/>
          <table:table-cell table:style-name="ce664" office:value-type="string" calcext:value-type="string">
            <text:p>ÉP</text:p>
          </table:table-cell>
          <table:table-cell table:style-name="ce746" table:content-validation-name="val13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76" table:number-columns-repeated="6"/>
          <table:table-cell table:style-name="ce893"/>
          <table:table-cell table:style-name="ce633"/>
          <table:table-cell table:style-name="ce576" table:number-columns-repeated="238"/>
          <table:table-cell table:style-name="ce4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6"/>
          <table:table-cell table:style-name="ce710"/>
          <table:table-cell table:style-name="ce773"/>
          <table:table-cell table:style-name="ce902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68"/>
          <table:table-cell table:style-name="ce716"/>
          <table:table-cell table:style-name="ce777"/>
          <table:table-cell table:style-name="ce903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5"/>
          <table:table-cell table:style-name="ce719"/>
          <table:table-cell table:style-name="ce778"/>
          <table:table-cell table:style-name="ce904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6"/>
          <table:table-cell table:style-name="ce725"/>
          <table:table-cell table:style-name="ce780"/>
          <table:table-cell table:style-name="ce911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7"/>
          <table:table-cell table:style-name="ce727"/>
          <table:table-cell table:style-name="ce781"/>
          <table:table-cell table:style-name="ce912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76"/>
          <table:covered-table-cell table:style-name="ce825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1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7" office:value-type="string" calcext:value-type="string">
            <text:p>-</text:p>
          </table:table-cell>
          <table:table-cell table:style-name="ce757" table:content-validation-name="val137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8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6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76"/>
          <table:table-cell table:style-name="ce414" table:number-columns-repeated="6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>
          <table:table-cell table:style-name="ce414"/>
          <table:table-cell table:style-name="ce556"/>
          <table:table-cell table:style-name="ce414" table:number-columns-repeated="13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 table:number-rows-repeated="65465">
          <table:table-cell table:style-name="ce414" table:number-columns-repeated="15"/>
          <table:table-cell table:style-name="ce505"/>
          <table:table-cell table:style-name="ce633"/>
          <table:table-cell table:style-name="ce414" table:number-columns-repeated="239"/>
          <table:table-cell table:number-columns-repeated="16128"/>
        </table:table-row>
        <table:table-row table:style-name="ro2" table:number-rows-repeated="9">
          <table:table-cell table:style-name="ce4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4">Tradíció képzettségek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4">Mágiaiskolák (Átfogó) </text:span><text:span text:style-name="T1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6">[</text:span><text:span text:style-name="T17">Tradíció neve</text:span><text:span text:style-name="T18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8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9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4">Pszi iskola (képzettség) </text:span><text:span text:style-name="T15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92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992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1"/>
          <table:table-cell table:style-name="ce36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1"/>
          <table:table-cell table:style-name="ce361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1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1" table:number-columns-spanned="4" table:number-rows-spanned="1"/>
          <table:covered-table-cell table:number-columns-repeated="3" table:style-name="ce1021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1" table:number-columns-spanned="4" table:number-rows-spanned="1"/>
          <table:covered-table-cell table:number-columns-repeated="3" table:style-name="ce1021"/>
          <table:table-cell table:style-name="ce369" office:value-type="string" calcext:value-type="string" table:number-columns-spanned="6" table:number-rows-spanned="1">
            <text:p>Hatása, leírása, <text:span text:style-name="T1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16">
          <table:table-cell table:style-name="ce1002" table:content-validation-name="val52" table:number-columns-spanned="13" table:number-rows-spanned="1"/>
          <table:covered-table-cell table:number-columns-repeated="11" table:style-name="ce1002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7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5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2">Nagyon</text:span><text:span text:style-name="T2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5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19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0"> </text:span><text:span text:style-name="T21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,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pusztít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1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,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/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,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pusztít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9">Automatikusan jár rá a</text:span></text:p>
            <text:p><text:span text:style-name="T19">Közeli lövés fortélynál leírt +10CÉ bónusz</text:span></text:p>
            <text:p><text:span text:style-name="T19">Ha a célpont Cellaszáma 1.</text:span></text:p>
            <text:p><text:span text:style-name="T1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4">* Halálos hatása csak aquir kézben érvényesül</text:span></text:p>
            <text:p><text:span text:style-name="T24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0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83" office:value-type="string" calcext:value-type="string">
            <text:p>Pszí iskolák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1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14" table:number-columns-repeated="16383"/>
        </table:table-row>
        <table:table-row table:style-name="ro2">
          <table:table-cell table:style-name="ce1215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style-name="ce1414" table:number-columns-repeated="16383"/>
        </table:table-row>
        <table:table-row table:style-name="ro2">
          <table:table-cell table:style-name="ce1217"/>
          <table:table-cell table:style-name="ce1414"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style-name="ce1414"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9"> </text:span><text:span text:style-name="T32">→</text:span><text:span text:style-name="T19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9">  </text:span><text:span text:style-name="T32">→</text:span><text:span text:style-name="T19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416"/>
        <table:table-column table:style-name="co67" table:default-cell-style-name="ce1416"/>
        <table:table-column table:style-name="co68" table:default-cell-style-name="ce1416"/>
        <table:table-column table:style-name="co69" table:default-cell-style-name="ce1416"/>
        <table:table-column table:style-name="co68" table:default-cell-style-name="ce1416"/>
        <table:table-column table:style-name="co36" table:default-cell-style-name="ce1416"/>
        <table:table-column table:style-name="co70" table:default-cell-style-name="ce1416"/>
        <table:table-column table:style-name="co71" table:default-cell-style-name="ce1416"/>
        <table:table-column table:style-name="co72" table:default-cell-style-name="ce1416"/>
        <table:table-column table:style-name="co73" table:default-cell-style-name="ce1416"/>
        <table:table-column table:style-name="co74" table:default-cell-style-name="ce1416"/>
        <table:table-column table:style-name="co75" table:default-cell-style-name="ce1416"/>
        <table:table-column table:style-name="co24" table:default-cell-style-name="ce1416"/>
        <table:table-column table:style-name="co76" table:default-cell-style-name="ce1416"/>
        <table:table-column table:style-name="co77" table:default-cell-style-name="ce1416"/>
        <table:table-column table:style-name="co78" table:default-cell-style-name="ce1416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46"/>
          <table:covered-table-cell table:style-name="ce1455"/>
          <table:covered-table-cell table:style-name="ce1464"/>
          <table:covered-table-cell table:style-name="ce1474"/>
          <table:covered-table-cell table:number-columns-repeated="6" table:style-name="ce1464"/>
          <table:covered-table-cell table:number-columns-repeated="3" table:style-name="ce1533"/>
          <table:covered-table-cell table:style-name="ce1464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46"/>
          <table:table-cell table:style-name="ce1455"/>
          <table:table-cell table:style-name="ce1464"/>
          <table:table-cell table:style-name="ce1474"/>
          <table:table-cell table:style-name="ce1464" table:number-columns-repeated="6"/>
          <table:table-cell table:style-name="ce1533" table:number-columns-repeated="3"/>
          <table:table-cell table:style-name="ce1464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33" office:value-type="string" calcext:value-type="string">
            <text:p>Szint</text:p>
          </table:table-cell>
          <table:table-cell table:style-name="ce1433" office:value-type="string" calcext:value-type="string" table:number-columns-spanned="2" table:number-rows-spanned="1">
            <text:p>Átfogó</text:p>
          </table:table-cell>
          <table:covered-table-cell table:style-name="ce1433"/>
          <table:table-cell table:style-name="ce1433" office:value-type="string" calcext:value-type="string" table:number-columns-spanned="2" table:number-rows-spanned="1">
            <text:p>Átlagos</text:p>
          </table:table-cell>
          <table:covered-table-cell table:style-name="ce1433"/>
          <table:table-cell table:style-name="ce1433" office:value-type="string" calcext:value-type="string" table:number-columns-spanned="2" table:number-rows-spanned="1">
            <text:p>Spec.</text:p>
          </table:table-cell>
          <table:covered-table-cell table:style-name="ce1466"/>
          <table:table-cell table:style-name="ce379" table:number-columns-repeated="4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1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3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6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6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6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6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6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6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66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6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37"/>
          <table:table-cell table:number-columns-repeated="240"/>
        </table:table-row>
        <table:table-row table:style-name="ro2">
          <table:table-cell table:style-name="ce142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66"/>
          <table:table-cell table:style-name="ce1419" office:value-type="string" calcext:value-type="string">
            <text:p>CÉ konstans</text:p>
          </table:table-cell>
          <table:table-cell table:style-name="ce1331" table:content-validation-name="val15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66"/>
          <table:table-cell table:style-name="ce896" table:number-columns-repeated="2"/>
          <table:table-cell/>
          <table:table-cell table:style-name="ce1437" office:value-type="float" office:value="0" calcext:value-type="float">
            <text:p>0</text:p>
          </table:table-cell>
          <table:table-cell table:style-name="ce1437" office:value-type="float" office:value="-10" calcext:value-type="float">
            <text:p>-10</text:p>
          </table:table-cell>
          <table:table-cell table:style-name="ce1437" office:value-type="float" office:value="-20" calcext:value-type="float">
            <text:p>-20</text:p>
          </table:table-cell>
          <table:table-cell table:style-name="ce143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6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6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36" table:number-columns-repeated="3"/>
          <table:table-cell table:style-name="ce1466"/>
          <table:table-cell table:style-name="ce1291"/>
          <table:table-cell table:style-name="ce1298"/>
          <table:table-cell table:style-name="ce1291"/>
          <table:table-cell table:style-name="ce146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1"/>
          <table:table-cell table:style-name="ce1436" table:number-columns-repeated="3"/>
          <table:table-cell table:style-name="ce1466"/>
          <table:table-cell table:style-name="ce1291"/>
          <table:table-cell table:style-name="ce1298"/>
          <table:table-cell table:style-name="ce1291"/>
          <table:table-cell table:style-name="ce146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3"/>
          <table:table-cell table:style-name="ce1466"/>
          <table:table-cell table:number-columns-repeated="3"/>
          <table:table-cell table:style-name="ce146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37"/>
          <table:table-cell table:style-name="ce143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1" office:value-type="string" calcext:value-type="string">
            <text:p>Egyik HM nagyobb lehet</text:p>
          </table:table-cell>
          <table:table-cell table:style-name="ce1505" table:content-validation-name="val15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05" office:value-type="string" calcext:value-type="string">
            <text:p>Erőbónusz</text:p>
          </table:table-cell>
          <table:table-cell table:style-name="ce1505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05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0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53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53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37" office:value-type="string" calcext:value-type="string">
            <text:p>Erőbónusz</text:p>
          </table:table-cell>
          <table:table-cell table:style-name="ce143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4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1"/>
          <table:table-cell table:number-columns-repeated="2"/>
          <table:table-cell table:style-name="ce1460" office:value-type="string" calcext:value-type="string">
            <text:p>Fok</text:p>
          </table:table-cell>
          <table:table-cell table:style-name="ce146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0" calcext:value-type="float">
            <text:p>0</text:p>
          </table:table-cell>
          <table:table-cell table:style-name="ce14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37"/>
          <table:table-cell/>
          <table:table-cell table:style-name="ce144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1"/>
          <table:table-cell table:style-name="ce1485"/>
          <table:table-cell/>
          <table:table-cell table:style-name="ce143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37"/>
          <table:table-cell/>
          <table:table-cell table:style-name="ce1460" office:value-type="string" calcext:value-type="string">
            <text:p>Fok</text:p>
          </table:table-cell>
          <table:table-cell table:style-name="ce1460" office:value-type="string" calcext:value-type="string">
            <text:p>Sebesség bónusz</text:p>
          </table:table-cell>
          <table:table-cell table:style-name="ce146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1"/>
          <table:table-cell table:number-columns-repeated="2"/>
          <table:table-cell table:style-name="ce143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1"/>
          <table:table-cell table:number-columns-repeated="5"/>
          <table:table-cell table:style-name="ce146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1"/>
          <table:table-cell table:number-columns-repeated="4"/>
          <table:table-cell table:style-name="ce147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1"/>
          <table:table-cell table:style-name="ce1439" office:value-type="string" calcext:value-type="string" table:number-columns-spanned="2" table:number-rows-spanned="1">
            <text:p>Pajzs</text:p>
          </table:table-cell>
          <table:covered-table-cell/>
          <table:table-cell table:style-name="ce1439" office:value-type="string" calcext:value-type="string">
            <text:p>VÉ</text:p>
          </table:table-cell>
          <table:table-cell table:style-name="ce143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14" table:number-columns-repeated="4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43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2"/>
          <table:table-cell table:style-name="ce414" table:number-columns-repeated="2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66"/>
          <table:table-cell table:style-name="ce1460" table:content-validation-name="val152" office:value-type="string" calcext:value-type="string">
            <text:p>Fok</text:p>
          </table:table-cell>
          <table:table-cell table:style-name="ce1460" table:content-validation-name="val152" office:value-type="string" calcext:value-type="string">
            <text:p>Bónusz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66"/>
          <table:table-cell table:style-name="ce507" table:content-validation-name="val152" office:value-type="float" office:value="0" calcext:value-type="float">
            <text:p>0</text:p>
          </table:table-cell>
          <table:table-cell table:style-name="ce1341" table:content-validation-name="val152" office:value-type="float" office:value="0" calcext:value-type="float">
            <text:p>0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66"/>
          <table:table-cell table:style-name="ce507" table:content-validation-name="val152" office:value-type="float" office:value="1" calcext:value-type="float">
            <text:p>1</text:p>
          </table:table-cell>
          <table:table-cell table:style-name="ce1341" table:content-validation-name="val152" office:value-type="float" office:value="1" calcext:value-type="float">
            <text:p>1</text:p>
          </table:table-cell>
          <table:table-cell table:style-name="ce505"/>
          <table:table-cell table:style-name="ce1540"/>
          <table:table-cell table:number-columns-repeated="243"/>
        </table:table-row>
        <table:table-row table:style-name="ro2">
          <table:table-cell table:style-name="ce1421"/>
          <table:table-cell table:number-columns-repeated="7"/>
          <table:table-cell table:style-name="ce1466"/>
          <table:table-cell table:style-name="ce505" table:number-columns-repeated="3"/>
          <table:table-cell table:style-name="ce1540"/>
          <table:table-cell table:number-columns-repeated="243"/>
        </table:table-row>
        <table:table-row table:style-name="ro2">
          <table:table-cell table:style-name="ce1421" table:content-validation-name="val52"/>
          <table:table-cell table:style-name="ce1441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53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05" table:content-validation-name="val52"/>
          <table:table-cell table:style-name="ce505" table:content-validation-name="val52"/>
          <table:table-cell table:style-name="ce1540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42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42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0" table:content-validation-name="val52" office:value-type="string" calcext:value-type="string">
            <text:p>Fegyver</text:p>
          </table:table-cell>
          <table:table-cell table:style-name="ce1460" table:content-validation-name="val52" office:value-type="string" calcext:value-type="string">
            <text:p>Mf Innen számít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61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61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61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66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7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61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66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36" table:content-validation-name="val52" table:number-columns-repeated="3"/>
          <table:table-cell table:style-name="ce1466" table:content-validation-name="val52"/>
          <table:table-cell table:style-name="ce1294" table:content-validation-name="val52"/>
          <table:table-cell table:style-name="ce1466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443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14" table:content-validation-name="val52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62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62" table:content-validation-name="val52"/>
          <table:table-cell table:style-name="ce1487" table:content-validation-name="val52" office:value-type="string" calcext:value-type="string">
            <text:p>SFÉ diff</text:p>
          </table:table-cell>
          <table:table-cell table:style-name="ce1487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62" table:content-validation-name="val52" office:value-type="string" calcext:value-type="string">
            <text:p>Szúró</text:p>
          </table:table-cell>
          <table:table-cell table:style-name="ce1462" table:content-validation-name="val52" office:value-type="string" calcext:value-type="string">
            <text:p>Vágó</text:p>
          </table:table-cell>
          <table:table-cell table:style-name="ce1462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540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7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7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7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7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7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7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>
          <table:table-cell table:style-name="ce1421" table:content-validation-name="val52"/>
          <table:table-cell table:style-name="ce57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7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05" table:content-validation-name="val52"/>
          <table:table-cell table:content-validation-name="val52"/>
          <table:table-cell table:style-name="ce1466" table:content-validation-name="val52" table:number-columns-repeated="2"/>
          <table:table-cell table:style-name="ce1534" table:content-validation-name="val52"/>
          <table:table-cell table:style-name="ce1547" table:content-validation-name="val52" table:number-columns-repeated="2"/>
          <table:table-cell table:style-name="ce1466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1"/>
          <table:table-cell table:style-name="ce1436" table:number-columns-repeated="3"/>
          <table:table-cell table:style-name="ce1466"/>
          <table:table-cell table:style-name="ce932"/>
          <table:table-cell table:style-name="ce1466" table:number-columns-repeated="6"/>
          <table:table-cell table:style-name="ce1534"/>
          <table:table-cell table:style-name="ce1547" table:number-columns-repeated="2"/>
          <table:table-cell table:style-name="ce1466"/>
          <table:table-cell table:number-columns-repeated="240"/>
        </table:table-row>
        <table:table-row table:style-name="ro2" table:number-rows-repeated="2">
          <table:table-cell table:style-name="ce1421"/>
          <table:table-cell table:number-columns-repeated="8"/>
          <table:table-cell table:style-name="ce1466" table:number-columns-repeated="3"/>
          <table:table-cell table:style-name="ce1534"/>
          <table:table-cell table:style-name="ce1547" table:number-columns-repeated="2"/>
          <table:table-cell table:style-name="ce146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4"/>
        <table:database-range table:name="szekunder_atfogo" table:target-range-address="Képzettséglista.C4:Képzettséglista.C8"/>
        <table:database-range table:name="szekunder_atlagos" table:target-range-address="Képzettséglista.F4:Képzettséglista.F41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00.00.00</text:date>, <text:time style:data-style-name="N2" text:time-value="15:04:16.30637117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14T23:50:06.602424174</dc:date>
    <meta:editing-cycles>413</meta:editing-cycles>
    <meta:editing-duration>P2DT4H53M52S</meta:editing-duration>
    <meta:document-statistic meta:table-count="11" meta:cell-count="2772" meta:object-count="0"/>
    <meta:user-defined meta:name="Author">Fekete Bálint (Kaktusztea, Ailtas)</meta:user-defined>
    <meta:user-defined meta:name="Szerepjáték">km100</meta:user-defined>
  </office:meta>
</office:document-meta>
</file>